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officeooo:rsid="00073b3e" officeooo:paragraph-rsid="00073b3e"/>
    </style:style>
    <style:style style:name="P2" style:family="paragraph" style:parent-style-name="Standard">
      <style:paragraph-properties fo:text-align="start" style:justify-single-word="false"/>
      <style:text-properties style:font-name="Times New Roman" officeooo:rsid="00073b3e" officeooo:paragraph-rsid="00073b3e"/>
    </style:style>
    <style:style style:name="P3" style:family="paragraph" style:parent-style-name="Standard">
      <style:paragraph-properties fo:text-align="start" style:justify-single-word="false"/>
      <style:text-properties style:font-name="Times New Roman" officeooo:rsid="000932c7" officeooo:paragraph-rsid="000932c7"/>
    </style:style>
    <style:style style:name="P4" style:family="paragraph" style:parent-style-name="Standard">
      <style:paragraph-properties fo:text-align="start" style:justify-single-word="false"/>
      <style:text-properties style:font-name="Times New Roman" officeooo:rsid="000af5b6" officeooo:paragraph-rsid="000af5b6"/>
    </style:style>
    <style:style style:name="P5" style:family="paragraph" style:parent-style-name="Standard">
      <style:paragraph-properties fo:text-align="start" style:justify-single-word="false"/>
      <style:text-properties style:font-name="Times New Roman" officeooo:rsid="000ce700" officeooo:paragraph-rsid="000ce700"/>
    </style:style>
    <style:style style:name="P6" style:family="paragraph" style:parent-style-name="Standard">
      <style:paragraph-properties fo:text-align="start" style:justify-single-word="false"/>
      <style:text-properties style:font-name="Times New Roman" officeooo:rsid="000d69f5" officeooo:paragraph-rsid="000d69f5"/>
    </style:style>
    <style:style style:name="P7" style:family="paragraph" style:parent-style-name="Standard">
      <style:paragraph-properties fo:text-align="start" style:justify-single-word="false"/>
      <style:text-properties style:font-name="Times New Roman" officeooo:rsid="000d82c8" officeooo:paragraph-rsid="000d82c8"/>
    </style:style>
    <style:style style:name="P8" style:family="paragraph" style:parent-style-name="Standard">
      <style:text-properties style:font-name="Times New Roman" officeooo:rsid="000fe639" officeooo:paragraph-rsid="000fe639"/>
    </style:style>
    <style:style style:name="T1" style:family="text">
      <style:text-properties officeooo:rsid="000932c7"/>
    </style:style>
    <style:style style:name="T2" style:family="text">
      <style:text-properties officeooo:rsid="000d69f5"/>
    </style:style>
    <style:style style:name="T3" style:family="text">
      <style:text-properties officeooo:rsid="000d82c8"/>
    </style:style>
    <style:style style:name="T4" style:family="text">
      <style:text-properties officeooo:rsid="0011be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ctura 5</text:p>
      <text:p text:style-name="P1">Oleksandr Yardas</text:p>
      <text:p text:style-name="P8">5 de noviembre, doscientos dieciseis</text:p>
      <text:p text:style-name="P8">Spn-105-01</text:p>
      <text:p text:style-name="P8">Carmen Valentin</text:p>
      <text:p text:style-name="P1"/>
      <text:p text:style-name="P1">Antes de leer:</text:p>
      <text:p text:style-name="P1"/>
      <text:p text:style-name="P2">La política es importante para mí pero no me gusta como la política en los Estados Unidos <text:span text:style-name="T1">no es sobre cosas importantes</text:span>.</text:p>
      <text:p text:style-name="P2">El asuntos políticos que me intereso <text:span text:style-name="T1">mayor</text:span> están <text:span text:style-name="T1">el cambio climático y la corrupción pero no participo en ahora mismo.</text:span></text:p>
      <text:p text:style-name="P3">No, no estoy participando en política en Grinnell o en mi estado porque hay mucho contaminación en la clima política.</text:p>
      <text:p text:style-name="P3"/>
      <text:p text:style-name="P4">Después de leer</text:p>
      <text:p text:style-name="P4"/>
      <text:p text:style-name="P5">1. En la primera estrofa: ¿Cómo es el poeta? ¿De dónde es el poeta? ¿Qué desea el poeta?</text:p>
      <text:p text:style-name="P5"/>
      <text:p text:style-name="P5">El poeta es “un hombre sincero” de donde crece la palma. Antes de morir el poeta desea “echar [sus] versos del alma.”</text:p>
      <text:p text:style-name="P5"/>
      <text:p text:style-name="P5">2. En las estrofas dos y tres: ¿Adónde va el poeta? ¿Cómo es el poeta en esta y la tercera estrofa? ¿Qué sabe el poeta sobre la naturaleza?</text:p>
      <text:p text:style-name="P5"/>
      <text:p text:style-name="P5">En la segunda estrofa el poeta va a “todas partes, ” <text:span text:style-name="T2">y cuando es en un lugar él es eso lugar. Creo que es una metáfora.</text:span> En la tercera estrofa el poeta <text:span text:style-name="T2">es furioso pero tambien es triste por “los nobres extraños” que sabe. El poeta sabe los nombres extraños sobre la naturaleza.</text:span></text:p>
      <text:p text:style-name="P5"/>
      <text:p text:style-name="P5">3. ¿Qué dice que sabe el poeta en las estrofas seis y siete? ¿Qué lastima al poeta?</text:p>
      <text:p text:style-name="P5"/>
      <text:p text:style-name="P6">En la estrofa seis el poerta dice que sabe de “un pesar produndo/entre las penas sin nombres.” Lugeo dice que “¡La esclavitud de los hombres es la gran pena del mundo!” En la estrofa siete el poeta dice sobre “la pena que me lo hiere,” <text:span text:style-name="T3">cual es que “el hijo de un pueblo esclavo/Vive por él, calla y muere.”</text:span></text:p>
      <text:p text:style-name="P5"/>
      <text:p text:style-name="P5">4. En las últimas tres estrofas, el poeta describe “el verso” (su poesía). Para el poeta, ¿Cómo son sus versos? ¿Qué piensas de sus descripciones?</text:p>
      <text:p text:style-name="P7"/>
      <text:p text:style-name="P7">Sus versos son “de un verde claro/Y de un carmín encendido.” Pienso que sus descripciones son fuego porque hace ver las imagens.</text:p>
      <text:p text:style-name="P5"/>
      <text:p text:style-name="P5"/>
      <text:p text:style-name="P5">5. En tu opinión, ¿de qué está hablando el poeta en est<text:span text:style-name="T3">e</text:span> poema? ¿Está hablado de la política, del amor, de la poesía?</text:p>
      <text:p text:style-name="P5"/>
      <text:p text:style-name="P7">Creo que el poeta está hablando contra esclavitud en este poema porque de imagen y la emoción pone en el po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05:34.180175000</meta:creation-date>
    <dc:date>2016-11-06T16:17:58.107818000</dc:date>
    <meta:editing-duration>PT1H15M27S</meta:editing-duration>
    <meta:editing-cycles>3</meta:editing-cycles>
    <meta:generator>LibreOffice/5.2.2.2$MacOSX_X86_64 LibreOffice_project/8f96e87c890bf8fa77463cd4b640a2312823f3ad</meta:generator>
    <meta:document-statistic meta:table-count="0" meta:image-count="0" meta:object-count="0" meta:page-count="1" meta:paragraph-count="20" meta:word-count="368" meta:character-count="1981" meta:non-whitespace-character-count="1633"/>
  </office:meta>
</office:document-meta>
</file>